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4" style:family="paragraph" style:parent-style-name="Standard">
      <style:paragraph-properties fo:text-align="justify" style:justify-single-word="false"/>
      <style:text-properties fo:language="ca" fo:country="ES"/>
    </style:style>
    <style:style style:name="P75" style:family="paragraph" style:parent-style-name="Standard">
      <style:text-properties fo:language="ca" fo:country="ES" fo:background-color="#ffff99" style:language-asian="zxx" style:country-asian="none" style:language-complex="zxx" style:country-complex="none"/>
    </style:style>
    <style:style style:name="P7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0" style:family="paragraph" style:parent-style-name="Standard">
      <style:text-properties style:font-name="Courier New" fo:language="ca" fo:country="ES" style:language-asian="zxx" style:country-asian="none"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3" style:family="paragraph" style:parent-style-name="Standard">
      <style:paragraph-properties>
        <style:tab-stops>
          <style:tab-stop style:position="-0.476cm"/>
        </style:tab-stops>
      </style:paragraph-properties>
    </style:style>
    <style:style style:name="P84" style:family="paragraph" style:parent-style-name="Standard">
      <style:text-properties fo:language="zxx" fo:country="none" style:language-asian="zxx" style:country-asian="none" style:language-complex="zxx" style:country-complex="none"/>
    </style:style>
    <style:style style:name="P8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style>
    <style:style style:name="P8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text-properties fo:font-size="10pt" style:font-size-asian="10pt" style:font-size-complex="10pt"/>
    </style:style>
    <style:style style:name="P9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1" style:family="paragraph" style:parent-style-name="Standard">
      <style:text-properties fo:background-color="transparent"/>
    </style:style>
    <style:style style:name="P92" style:family="paragraph" style:parent-style-name="Standard">
      <style:paragraph-properties fo:text-align="justify" style:justify-single-word="false"/>
      <style:text-properties fo:font-size="12pt" fo:language="en" fo:country="US" style:font-size-asian="12pt" style:font-size-complex="12pt"/>
    </style:style>
    <style:style style:name="P93" style:family="paragraph" style:parent-style-name="Standard">
      <style:paragraph-properties fo:text-align="justify" style:justify-single-word="false"/>
      <style:text-properties fo:font-size="12pt" fo:language="ca" fo:country="ES" style:font-size-asian="12pt" style:font-size-complex="12pt"/>
    </style:style>
    <style:style style:name="P9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text-align="justify" style:justify-single-word="false"/>
      <style:text-properties fo:font-size="2pt" style:font-size-asian="2pt" style:font-size-complex="2pt"/>
    </style:style>
    <style:style style:name="P97" style:family="paragraph" style:parent-style-name="Standard">
      <style:text-properties style:text-line-through-style="solid"/>
    </style:style>
    <style:style style:name="P98" style:family="paragraph" style:parent-style-name="Standard">
      <style:paragraph-properties fo:text-align="center" style:justify-single-word="false"/>
      <style:text-properties style:text-line-through-style="solid"/>
    </style:style>
    <style:style style:name="P99" style:family="paragraph" style:parent-style-name="Standard">
      <style:text-properties style:text-line-through-style="solid" fo:language="zxx" fo:country="none" style:language-asian="zxx" style:country-asian="none" style:language-complex="zxx" style:country-complex="none"/>
    </style:style>
    <style:style style:name="P100" style:family="paragraph" style:parent-style-name="Standard">
      <style:text-properties style:text-line-through-style="none" fo:language="zxx" fo:country="none" style:language-asian="zxx" style:country-asian="none" style:language-complex="zxx" style:country-complex="none"/>
    </style:style>
    <style:style style:name="P10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2" style:family="paragraph" style:parent-style-name="Text_20_body">
      <style:paragraph-properties fo:break-before="page"/>
    </style:style>
    <style:style style:name="P103" style:family="paragraph" style:parent-style-name="Standard">
      <style:paragraph-properties fo:text-align="start" style:justify-single-word="false" fo:break-before="page"/>
    </style:style>
    <style:style style:name="P10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5" style:family="paragraph" style:parent-style-name="Standard">
      <style:paragraph-properties fo:margin-left="1.27cm" fo:margin-right="0cm" fo:text-align="justify" style:justify-single-word="false" fo:text-indent="0cm" style:auto-text-indent="false"/>
    </style:style>
    <style:style style:name="P106" style:family="paragraph" style:parent-style-name="Standard">
      <style:paragraph-properties fo:margin-left="2.469cm" fo:margin-right="-0.018cm" fo:text-indent="0cm" style:auto-text-indent="false">
        <style:tab-stops>
          <style:tab-stop style:position="-0.476cm"/>
        </style:tab-stops>
      </style:paragraph-properties>
    </style:style>
    <style:style style:name="P107" style:family="paragraph" style:parent-style-name="Text_20_body">
      <style:text-properties fo:language="ca" fo:country="ES"/>
    </style:style>
    <style:style style:name="P108" style:family="paragraph" style:parent-style-name="Text_20_body">
      <style:text-properties fo:language="ca" fo:country="ES" style:language-asian="zxx" style:country-asian="none" style:language-complex="zxx" style:country-complex="none"/>
    </style:style>
    <style:style style:name="P109" style:family="paragraph" style:parent-style-name="Text_20_body">
      <style:text-properties fo:language="ca" fo:country="ES" fo:background-color="transparent" style:language-asian="zxx" style:country-asian="none" style:language-complex="zxx" style:country-complex="none"/>
    </style:style>
    <style:style style:name="P110" style:family="paragraph" style:parent-style-name="Text_20_body">
      <style:text-properties fo:language="zxx" fo:country="none" style:language-asian="zxx" style:country-asian="none" style:language-complex="zxx" style:country-complex="none"/>
    </style:style>
    <style:style style:name="P111" style:family="paragraph" style:parent-style-name="Text_20_body">
      <style:text-properties style:font-name="Courier New"/>
    </style:style>
    <style:style style:name="P112"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3" style:family="paragraph" style:parent-style-name="Text_20_body">
      <style:text-properties style:font-name="Courier New" fo:font-size="10pt" style:font-size-asian="10pt" style:font-size-complex="10pt"/>
    </style:style>
    <style:style style:name="P114" style:family="paragraph" style:parent-style-name="Text_20_body">
      <style:text-properties style:font-name="Courier New" fo:font-size="10pt" fo:font-weight="bold" style:font-size-asian="10pt" style:font-weight-asian="bold" style:font-size-complex="10pt" style:font-weight-complex="bold"/>
    </style:style>
    <style:style style:name="P115" style:family="paragraph" style:parent-style-name="Text_20_body">
      <style:text-properties style:font-name="Courier New" fo:font-size="9pt" style:font-size-asian="9pt" style:font-size-complex="9pt"/>
    </style:style>
    <style:style style:name="P116" style:family="paragraph" style:parent-style-name="Text_20_body">
      <style:paragraph-properties fo:text-align="justify" style:justify-single-word="false"/>
      <style:text-properties style:font-name="Courier New" fo:font-size="9pt" style:font-size-asian="9pt" style:font-size-complex="9pt"/>
    </style:style>
    <style:style style:name="P117" style:family="paragraph" style:parent-style-name="Text_20_body">
      <style:text-properties style:font-name="Courier New" fo:font-size="9pt" fo:font-style="italic" style:font-size-asian="9pt" style:font-style-asian="italic" style:font-size-complex="9pt" style:font-style-complex="italic"/>
    </style:style>
    <style:style style:name="P118" style:family="paragraph" style:parent-style-name="Text_20_body">
      <style:text-properties style:font-name="Arial" fo:language="ca" fo:country="ES" style:language-asian="zxx" style:country-asian="none" style:language-complex="zxx" style:country-complex="none"/>
    </style:style>
    <style:style style:name="P119"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1"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2"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style>
    <style:style style:name="P125" style:family="paragraph" style:parent-style-name="Text_20_body">
      <style:text-properties style:text-line-through-style="solid"/>
    </style:style>
    <style:style style:name="P12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9" style:family="paragraph" style:parent-style-name="Standard">
      <style:paragraph-properties fo:margin-left="0.617cm" fo:margin-right="-0.018cm" fo:text-indent="-0.635cm" style:auto-text-indent="false">
        <style:tab-stops/>
      </style:paragraph-properties>
    </style:style>
    <style:style style:name="P13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2"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5"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7"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3"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6"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7"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8" style:family="paragraph" style:parent-style-name="Text_20_body">
      <style:paragraph-properties fo:margin-top="0cm" fo:margin-bottom="0cm"/>
      <style:text-properties style:font-name="Courier New" fo:font-size="9pt" style:font-size-asian="9pt" style:font-size-complex="9pt"/>
    </style:style>
    <style:style style:name="P149"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0"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1" style:family="paragraph" style:parent-style-name="Quotations">
      <style:paragraph-properties fo:margin-top="0cm" fo:margin-bottom="0cm"/>
      <style:text-properties style:font-name="Courier New" fo:font-size="9pt" style:font-size-asian="9pt" style:font-size-complex="9pt"/>
    </style:style>
    <style:style style:name="P152" style:family="paragraph" style:parent-style-name="Quotations">
      <style:text-properties style:font-name="Courier New" fo:font-size="9pt" style:font-size-asian="9pt" style:font-size-complex="9pt"/>
    </style:style>
    <style:style style:name="P15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4" style:family="paragraph" style:parent-style-name="Standard" style:master-page-name="First_20_Page">
      <style:paragraph-properties fo:text-align="end" style:justify-single-word="false" style:page-number="auto"/>
      <style:text-properties style:font-name="Arial"/>
    </style:style>
    <style:style style:name="P155" style:family="paragraph" style:parent-style-name="Standard">
      <style:text-properties fo:language="ca" fo:country="ES" style:language-asian="zxx" style:country-asian="none" style:language-complex="zxx" style:country-complex="none"/>
    </style:style>
    <style:style style:name="P15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5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Standard" style:list-style-name="L17">
      <style:paragraph-properties fo:text-align="justify" style:justify-single-word="false"/>
      <style:text-properties fo:language="ca" fo:country="ES" style:language-asian="zxx" style:country-asian="none" style:language-complex="zxx" style:country-complex="none"/>
    </style:style>
    <style:style style:name="P159" style:family="paragraph" style:parent-style-name="Standard" style:list-style-name="L4">
      <style:text-properties fo:language="ca" fo:country="ES" style:language-asian="zxx" style:country-asian="none" style:language-complex="zxx" style:country-complex="none"/>
    </style:style>
    <style:style style:name="P160" style:family="paragraph" style:parent-style-name="Standard" style:list-style-name="L14">
      <style:text-properties fo:language="ca" fo:country="ES" style:language-asian="zxx" style:country-asian="none" style:language-complex="zxx" style:country-complex="none"/>
    </style:style>
    <style:style style:name="P16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2" style:family="paragraph" style:parent-style-name="Standard" style:list-style-name="L16">
      <style:text-properties fo:language="ca" fo:country="ES" style:language-asian="zxx" style:country-asian="none" style:language-complex="zxx" style:country-complex="none"/>
    </style:style>
    <style:style style:name="P16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4"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5" style:family="paragraph" style:parent-style-name="Standard" style:list-style-name="L11">
      <style:text-properties style:text-line-through-style="solid" fo:language="zxx" fo:country="none" style:language-asian="zxx" style:country-asian="none" style:language-complex="zxx" style:country-complex="none"/>
    </style:style>
    <style:style style:name="P166" style:family="paragraph" style:parent-style-name="Standard" style:list-style-name="L18">
      <style:paragraph-properties fo:text-align="justify" style:justify-single-word="false"/>
    </style:style>
    <style:style style:name="P16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8" style:family="paragraph" style:parent-style-name="Heading_20_2">
      <style:text-properties fo:language="ca" fo:country="ES" style:language-asian="zxx" style:country-asian="none" style:language-complex="zxx" style:country-complex="none"/>
    </style:style>
    <style:style style:name="P169" style:family="paragraph" style:parent-style-name="Heading_20_2">
      <style:text-properties fo:font-style="normal" fo:font-weight="bold" style:font-style-asian="normal" style:font-weight-asian="bold" style:font-style-complex="normal" style:font-weight-complex="bold"/>
    </style:style>
    <style:style style:name="P170"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1"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2"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3" style:family="paragraph" style:parent-style-name="Table_20_Contents" style:list-style-name="L6">
      <style:text-properties style:text-line-through-style="solid"/>
    </style:style>
    <style:style style:name="P174" style:family="paragraph" style:parent-style-name="Table_20_Contents" style:list-style-name="L7">
      <style:text-properties style:text-line-through-style="solid"/>
    </style:style>
    <style:style style:name="P175" style:family="paragraph" style:parent-style-name="Table_20_Contents" style:list-style-name="L8">
      <style:text-properties style:text-line-through-style="solid"/>
    </style:style>
    <style:style style:name="P176" style:family="paragraph" style:parent-style-name="Table_20_Contents" style:list-style-name="L10">
      <style:text-properties style:text-line-through-style="solid"/>
    </style:style>
    <style:style style:name="P177" style:family="paragraph" style:parent-style-name="Table_20_Contents" style:list-style-name="L13"/>
    <style:style style:name="P178"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6.501cm" style:type="right" style:leader-style="dotted" style:leader-text="."/>
        </style:tab-stops>
      </style:paragraph-properties>
    </style:style>
    <style:style style:name="P181" style:family="paragraph" style:parent-style-name="Contents_20_3">
      <style:paragraph-properties>
        <style:tab-stops>
          <style:tab-stop style:position="16.002cm" style:type="right" style:leader-style="dotted" style:leader-text="."/>
        </style:tab-stops>
      </style:paragraph-properties>
    </style:style>
    <style:style style:name="P182" style:family="paragraph" style:parent-style-name="Contents_20_4">
      <style:paragraph-properties>
        <style:tab-stops>
          <style:tab-stop style:position="15.503cm" style:type="right" style:leader-style="dotted" style:leader-text="."/>
        </style:tab-stops>
      </style:paragraph-properties>
    </style:style>
    <style:style style:name="P183"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4" style:family="paragraph" style:parent-style-name="Heading_20_3">
      <style:text-properties fo:language="ca" fo:country="ES"/>
    </style:style>
    <style:style style:name="P185" style:family="paragraph" style:parent-style-name="Heading_20_3">
      <style:text-properties fo:language="ca" fo:country="ES" fo:background-color="transparent" style:language-asian="zxx" style:country-asian="none" style:language-complex="zxx" style:country-complex="none"/>
    </style:style>
    <style:style style:name="P186" style:family="paragraph" style:parent-style-name="Heading_20_3">
      <style:text-properties fo:language="ca" fo:country="ES" style:language-asian="zxx" style:country-asian="none" style:language-complex="zxx" style:country-complex="none"/>
    </style:style>
    <style:style style:name="P187" style:family="paragraph" style:parent-style-name="Heading_20_3">
      <style:text-properties fo:font-weight="bold" style:font-weight-asian="bold" style:font-weight-complex="bold"/>
    </style:style>
    <style:style style:name="P188" style:family="paragraph" style:parent-style-name="Heading_20_4">
      <style:text-properties fo:language="ca" fo:country="ES" style:language-asian="zxx" style:country-asian="none" style:language-complex="zxx" style:country-complex="none"/>
    </style:style>
    <style:style style:name="P18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0" style:family="paragraph" style:parent-style-name="Text_20_body" style:list-style-name="L12">
      <style:text-properties fo:language="ca" fo:country="ES" style:language-asian="zxx" style:country-asian="none" style:language-complex="zxx" style:country-complex="none"/>
    </style:style>
    <style:style style:name="P191" style:family="paragraph" style:parent-style-name="Text_20_body" style:list-style-name="L19">
      <style:text-properties fo:language="ca" fo:country="ES"/>
    </style:style>
    <style:style style:name="P192" style:family="paragraph" style:parent-style-name="Text_20_body" style:list-style-name="L15"/>
    <style:style style:name="P193" style:family="paragraph" style:parent-style-name="Text_20_body" style:list-style-name="L18"/>
    <style:style style:name="P194" style:family="paragraph" style:parent-style-name="Text_20_body" style:list-style-name="L18">
      <style:paragraph-properties fo:text-align="justify" style:justify-single-word="false"/>
    </style:style>
    <style:style style:name="P195" style:family="paragraph" style:parent-style-name="Text_20_body" style:list-style-name="L21"/>
    <style:style style:name="P196"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97"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8"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T39"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03"><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12" text:anchor-type="paragraph" svg:width="8.438cm" svg:height="3.514cm" draw:z-index="110"><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10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1/08/2017</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1"/>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9">1.-Introducció<text:tab/>5</text:p>
          <text:p text:style-name="P179">2.-Configurar JBOSS<text:tab/>5</text:p>
          <text:p text:style-name="P180">2.1.-Instal·lació de JBoss<text:tab/>5</text:p>
          <text:p text:style-name="P180">2.2.-Configurar Servidor JBoss<text:tab/>6</text:p>
          <text:p text:style-name="P181">2.2.1.-Directori de PortaFIB<text:tab/>6</text:p>
          <text:p text:style-name="P181">2.2.2.-Port Segur HTTPS<text:tab/>7</text:p>
          <text:p text:style-name="P181">2.2.3.-Publicar Ports a peticions externes<text:tab/>7</text:p>
          <text:p text:style-name="P181">2.2.4.-Requeriments de memòria<text:tab/>7</text:p>
          <text:p text:style-name="P181">2.2.5.-Permetre consultes sobre múltiples Datasources<text:tab/>8</text:p>
          <text:p text:style-name="P181">2.2.6.-Autenticador WSBASIC<text:tab/>8</text:p>
          <text:p text:style-name="P180">2.3.-Fitxers de Configuració<text:tab/>8</text:p>
          <text:p text:style-name="P181">2.3.1.-Fitxer JDBC d'accés a BBDD<text:tab/>8</text:p>
          <text:p text:style-name="P182">2.3.1.1.-Oracle<text:tab/>8</text:p>
          <text:p text:style-name="P182">2.3.1.2.-PostgreSQL<text:tab/>8</text:p>
          <text:p text:style-name="P181">2.3.2.-Fitxer de Propietats<text:tab/>9</text:p>
          <text:p text:style-name="P182">2.3.2.1.-Propietats Generals PortaFIB<text:tab/>9</text:p>
          <text:p text:style-name="P182">2.3.2.2.-Plugins<text:tab/>16</text:p>
          <text:p text:style-name="P181">2.3.3.-Configurar Coes<text:tab/>16</text:p>
          <text:p text:style-name="P181">2.3.4.-Configurar Servidor de Correu<text:tab/>17</text:p>
          <text:p text:style-name="P181">2.3.5.-Autenticació i Autorització per Usuaris Persona<text:tab/>17</text:p>
          <text:p text:style-name="P181">2.3.6.-Autenticació i Autorització per Usuaris Aplicació<text:tab/>18</text:p>
          <text:p text:style-name="P180">2.4.-Copia de binaris<text:tab/>18</text:p>
          <text:p text:style-name="P180">2.5.-DataSources<text:tab/>19</text:p>
          <text:p text:style-name="P179">3.-Plugins<text:tab/>19</text:p>
          <text:p text:style-name="P180">3.1.-Plugin de Conversió de Documents<text:tab/>20</text:p>
          <text:p text:style-name="P180">3.2.-Plugin de Certificat<text:tab/>20</text:p>
          <text:p text:style-name="P181">3.2.1.-Plugin Fake<text:tab/>20</text:p>
          <text:p text:style-name="P181">3.2.2.-Plugin @firma CXF<text:tab/>20</text:p>
          <text:p text:style-name="P181">3.2.3.-Plugin @firma<text:tab/>21</text:p>
          <text:p text:style-name="P180">3.3.-Plugin de Informació d'Usuari<text:tab/>22</text:p>
          <text:p text:style-name="P181">3.3.1.-Plugin de UserInformation via DataBase<text:tab/>22</text:p>
          <text:p text:style-name="P181">3.3.2.-Plugin de UserInformation via LDAP<text:tab/>23</text:p>
          <text:p text:style-name="P180">3.4.-Plugin de Custòdia Documental<text:tab/>25</text:p>
          <text:p text:style-name="P180">3.5.-Plugins de Firma WEB<text:tab/>25</text:p>
          <text:p text:style-name="P179">4.-Gestió de BBDD<text:tab/>25</text:p>
          <text:p text:style-name="P180">4.1.-Crear usuari i BBDD per PortaFIB<text:tab/>25</text:p>
          <text:p text:style-name="P181">4.1.1.-Connectar-se a la BBDD<text:tab/>25</text:p>
          <text:p text:style-name="P181">4.1.2.-Crearem l'usuari portafib:<text:tab/>25</text:p>
          <text:p text:style-name="P181">4.1.3.-Crear la BBDD<text:tab/>26</text:p>
          <text:p text:style-name="P180">4.2.-Crear esquema de taules i inserir dades<text:tab/>26</text:p>
          <text:p text:style-name="P181">4.2.1.-Connectar-se al servidor de BBDD amb l'usuari portafib:<text:tab/>26</text:p>
          <text:p text:style-name="P181">4.2.2.-Donam permisos al usuari:<text:tab/>26</text:p>
          <text:p text:style-name="P181">4.2.3.-Importam l'estructura de taules i dades dins la BBDD<text:tab/>26</text:p>
          <text:p text:style-name="P181">4.2.4.-Sortir<text:tab/>27</text:p>
          <text:p text:style-name="P180">4.3.-Crear usuari i BBDD per la gestió d'usuaris PortaFIB.<text:tab/>27</text:p>
          <text:p text:style-name="P179">5.-Annexes<text:tab/>28</text:p>
          <text:p text:style-name="P180">5.1.-Compilar PortaFIB des de Git de GitHub<text:tab/>28</text:p>
          <text:p text:style-name="P181"><text:soft-page-break/>5.1.1.-Git Clone<text:tab/>28</text:p>
          <text:p text:style-name="P181">5.1.2.-Llibreries sense repositori a Internet<text:tab/>28</text:p>
          <text:p text:style-name="P181">5.1.3.-Firma del jar l'Applet o Applet firmat per defecte<text:tab/>28</text:p>
          <text:p text:style-name="P182">5.1.3.1.-Utilitzar Applet ja Firmat<text:tab/>29</text:p>
          <text:p text:style-name="P182">5.1.3.2.-Compilar i Firmar l'Applet <text:tab/>29</text:p>
          <text:p text:style-name="P181">5.1.4.-Compilació<text:tab/>29</text:p>
          <text:p text:style-name="P180">5.2.-Connexions HTTPS i ClientCert en JBoss<text:tab/>32</text:p>
          <text:p text:style-name="P181">5.2.1.-Magatzem amb el certificats de client acceptats<text:tab/>32</text:p>
          <text:p text:style-name="P182">5.2.1.1.-Crear KeyStore Buit<text:tab/>32</text:p>
          <text:p text:style-name="P182">5.2.1.2.-Incorporar certificats de confiança<text:tab/>33</text:p>
          <text:p text:style-name="P182">5.2.1.3.-Copiar fitxer de truststore a JBOSS<text:tab/>33</text:p>
          <text:p text:style-name="P181">5.2.2.-Magatzem amb la identitat del servidor per connexions https<text:tab/>33</text:p>
          <text:p text:style-name="P182">5.2.2.1.-Certificat d'Identitat de proves per connexions https<text:tab/>33</text:p>
          <text:p text:style-name="P182">5.2.2.2.-Certificat d'Identitat d'una Autoritat de Confiança per connexions https<text:tab/>34</text:p>
          <text:p text:style-name="P181">5.2.3.-Configurar https en el JBOSS<text:tab/>35</text:p>
          <text:p text:style-name="P182">5.2.3.1.-Configurar Port 8443 (https) del JBOSS<text:tab/>35</text:p>
          <text:p text:style-name="P182">5.2.3.2.-Afegir autenticador sobre Certificats<text:tab/>35</text:p>
          <text:p text:style-name="P181">5.2.4.-Compilar PortaFIB per ClientCert<text:tab/>36</text:p>
          <text:p text:style-name="P181">5.2.5.-Exemple d'Accés<text:tab/>36</text:p>
          <text:p text:style-name="P180">5.3.-Creació d'un certificat de proves de Client<text:tab/>38</text:p>
          <text:p text:style-name="P181">5.3.1.-Introducció<text:tab/>38</text:p>
          <text:p text:style-name="P181">5.3.2.-Crear Autoritat de Certificació<text:tab/>38</text:p>
          <text:p text:style-name="P181">5.3.3.-Afegir certificat arrel de l'Autoritat de Confiança dins jboss.truststore<text:tab/>39</text:p>
          <text:p text:style-name="P181">5.3.4.-Crear un certificat d'usuari de l'autoritat certificadora de proves<text:tab/>39</text:p>
          <text:p text:style-name="P180">5.4.-Configurar OpenOffice com a servei en Linux<text:tab/>41</text:p>
          <text:p text:style-name="P181">5.4.1.-Instal·lar OpenOffice<text:tab/>41</text:p>
          <text:p text:style-name="P181">5.4.2.-Arrancar OpenOffice com a Servei<text:tab/>41</text:p>
          <text:p text:style-name="P181">5.4.3.-Script per Arrancar OpenOffice com a Servei<text:tab/>42</text:p>
          <text:p text:style-name="P180">5.5.-Tamany de PDF suportat<text:tab/>43</text:p>
          <text:p text:style-name="P181">5.5.1.-Pujada de PDF des de entorn WEB<text:tab/>43</text:p>
          <text:p text:style-name="P181">5.5.2.-Pujada de PDF des de entorn WebServices<text:tab/>43</text:p>
          <text:p text:style-name="P181">5.5.3.-Firma de Fitxers des del Mòdul de firma MiniApple com Applet<text:tab/>44</text:p>
          <text:p text:style-name="P180">5.6.-Gestió de Rols a traves de triggers Oracle<text:tab/>44</text:p>
          <text:p text:style-name="P180">5.7.-Configuració Apache 2.2.14 o superior per connectar amb PortaFIB<text:tab/>45</text:p>
          <text:p text:style-name="P181">5.7.1.-Crear Certificats de Prova per Apache<text:tab/>45</text:p>
          <text:p text:style-name="P181">5.7.2.-Instal·lació i Configuració Apache 2.2.14 (o superior)<text:tab/>46</text:p>
          <text:p text:style-name="P182">5.7.2.1.-Instal·lació<text:tab/>46</text:p>
          <text:p text:style-name="P182">5.7.2.2.-Afegir mòduls SSL i proxy<text:tab/>46</text:p>
          <text:p text:style-name="P182">5.7.2.3.-Configurar Connexió SSL<text:tab/>46</text:p>
          <text:p text:style-name="P182">5.7.2.4.-Activar <text:s/>Virtual Host 443<text:tab/>47</text:p>
          <text:p text:style-name="P182">5.7.2.5.-Redirecció pel port 80<text:tab/>47</text:p>
          <text:p text:style-name="P182">5.7.2.6.-Host permesos per atacar PortaFIB<text:tab/>48</text:p>
          <text:p text:style-name="P182">5.7.2.7.-Obrir firewall pels ports 80 i 443<text:tab/>48</text:p>
          <text:p text:style-name="P182">5.7.2.8.-Reiniciar l'apache<text:tab/>48</text:p>
        </text:index-body>
      </text:table-of-content>
      <text:p text:style-name="Text_20_body"/>
      <text:p text:style-name="P102"/>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81380023303927910" text:style-name="L1">
        <text:list-item>
          <text:p text:style-name="P157">Com a SO emprarem un Linux (Ubuntu) i les comandes que es mostren són per aquest sistema, encara que són fàcilment exportable a altres SO com Windows.</text:p>
        </text:list-item>
        <text:list-item>
          <text:p text:style-name="P157">El sgbd serà PostgreSQL , encara que es poden fer algunes referències a altres com oracle. </text:p>
        </text:list-item>
        <text:list-item>
          <text:p text:style-name="P15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7">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4">(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5"><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6"/>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68"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3"><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5"><text:s/><draw:frame draw:style-name="fr3" draw:name="gràfics1" text:anchor-type="as-char" svg:width="1.339cm" svg:height="1.339cm" draw:z-index="112"><draw:image xlink:href="Pictures/10000201000000330000003367444CDA.png" xlink:type="simple" xlink:show="embed" xlink:actuate="onLoad"/></draw:frame></text:p>
          </table:table-cell>
          <table:table-cell table:style-name="Taula4.B1" office:value-type="string">
            <text:p text:style-name="P120">En l'entorn de la CAIB (Govern Balear) <text:s/>es requereixen els següents productes:</text:p>
            <text:list xml:id="list4877187385781496455" text:style-name="L2">
              <text:list-item>
                <text:p text:style-name="P189">JBoss 5.2.0 AS</text:p>
              </text:list-item>
              <text:list-item>
                <text:p text:style-name="P189">Llibreries de Serveis Web Apache CXF específiques per JBoss 5.2.0 AS (jboss-ep-ws-cxf-5.2.0-installer.zip)</text:p>
              </text:list-item>
              <text:list-item>
                <text:p text:style-name="P189">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79">...</text:p>
            <text:p text:style-name="P79">property name="applicationURIs"&gt;</text:p>
            <text:p text:style-name="P79"><text:tab/>&lt;list elementClass="java.net.URI"&gt;</text:p>
            <text:p text:style-name="P79"><text:tab/><text:tab/>&lt;value&gt;${jboss.server.home.url}deploy&lt;/value&gt;</text:p>
            <text:p text:style-name="P79"><text:tab/><text:tab/><text:span text:style-name="T20">&lt;value&gt;${jboss.server.home.url}deployportafib&lt;/value&gt;</text:span></text:p>
            <text:p text:style-name="P79"><text:tab/>&lt;/list&gt;</text:p>
            <text:p text:style-name="P79">&lt;/property&gt;</text:p>
            <text:p text:style-name="P79">...</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79">$ sudo mkdir -p $JBOSS/server/default/deployportafib</text:p>
          </table:table-cell>
        </table:table-row>
      </table:table>
      <text:p text:style-name="P84"/>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5"/>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5"/>
      <text:h text:style-name="Heading_20_3" text:outline-level="3">Requeriments de memòria</text:h>
      <text:p text:style-name="P86"><text:tab/>Es recomada donar la major memòria possible al JBoss ja que Portafib és una aplicació web bastant pesada. Obrir run.conf (o run.conf.bat si estam amb Windows) de $JBOSS/bin i editar els parametres -Xms i Xmx i posar-li aquests valors:</text:p>
      <text:p text:style-name="P8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5"/>
      <text:p text:style-name="P8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5"/>
      <text:h text:style-name="Heading_20_3" text:outline-level="3"><text:soft-page-break/>Permetre consultes sobre múltiples Datasources</text:h>
      <text:p text:style-name="P85"/>
      <text:p text:style-name="P85"><text:tab/>S'ha d'editar el fitxer $JBOSS\server\default\conf\jbossts-properties.xml i cercar l'entrada &lt;properties depends="arjuna" name="jta"&gt; i just després afegir la següent línia:</text:p>
      <text:p text:style-name="P8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5"/>
      <text:p text:style-name="P85">NOTA: Revisar que l'entrada anterior no estigui donada d'alta. Si hi fos canviar el valor a "true"</text:p>
      <text:p text:style-name="P85"/>
      <text:h text:style-name="Heading_20_3" text:outline-level="3">Autenticador WSBASIC</text:h>
      <text:p text:style-name="P90"/>
      <table:table table:name="Taula5" table:style-name="Taula5">
        <table:table-column table:style-name="Taula5.A"/>
        <table:table-column table:style-name="Taula5.B"/>
        <table:table-row>
          <table:table-cell table:style-name="Taula5.A1" office:value-type="string">
            <text:p text:style-name="P145"><text:s/><draw:frame draw:style-name="fr3" draw:name="gràfics2" text:anchor-type="as-char" svg:width="1.339cm" svg:height="1.339cm" draw:z-index="108"><draw:image xlink:href="Pictures/10000201000000330000003367444CDA.png" xlink:type="simple" xlink:show="embed" xlink:actuate="onLoad"/></draw:frame></text:p>
          </table:table-cell>
          <table:table-cell table:style-name="Taula5.B1" office:value-type="string">
            <text:p text:style-name="P120">En l'entorn de la CAIB (Govern Balear) <text:s/>aquest punt s'ha d'ometre ja que el patch de la CAIB ja configura els autenticadors.</text:p>
          </table:table-cell>
        </table:table-row>
      </table:table>
      <text:p text:style-name="P85"/>
      <text:p text:style-name="P85"><text:tab/>S'ha d'obrir el fitxer $JBOSS]/server/default/deployers/jbossweb.deployer/META-INF/war-deployers-jboss-beans.xml. S'ha de cercar un bloc xml <text:s/>"&lt;property name="authenticators"&gt;" i dins aquest bloc s'ha d'inserir un nou autenticador:</text:p>
      <text:p text:style-name="P85"/>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5"/>
      <text:p text:style-name="P85"/>
      <text:h text:style-name="Heading_20_2" text:outline-level="2">Fitxers de Configuració</text:h>
      <text:p text:style-name="P8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4"/>
      <text:h text:style-name="Heading_20_4" text:outline-level="4">PostgreSQL</text:h>
      <text:p text:style-name="P110"><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4"/>
      <text:h text:style-name="Heading_20_3" text:outline-level="3"><text:bookmark-start text:name="__RefNumPara__2194_394026072"/><text:soft-page-break/>Fitxer de Propietats<text:bookmark-end text:name="__RefNumPara__2194_394026072"/></text:h>
      <text:p text:style-name="P84"/>
      <text:list xml:id="list2818334176210123899" text:style-name="L3">
        <text:list-header>
          <text:p text:style-name="P167">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5"><text:s/><draw:frame draw:style-name="fr3" draw:name="gràfics3" text:anchor-type="as-char" svg:width="1.339cm" svg:height="1.339cm" draw:z-index="105"><draw:image xlink:href="Pictures/10000201000000330000003367444CDA.png" xlink:type="simple" xlink:show="embed" xlink:actuate="onLoad"/></draw:frame></text:p>
          </table:table-cell>
          <table:table-cell table:style-name="Taula8.B1" office:value-type="string">
            <text:p text:style-name="P120">En l'entorn de la CAIB (Govern Balear) <text:s/>aquest fitxer ha d'anar encapsulat dins un fitxer portafib.sar seguit la següent <text:s/>estructura:</text:p>
            <text:p text:style-name="P146"><text:s text:c="7"/>portafib.sar</text:p>
            <text:p text:style-name="P147"><text:span text:style-name="T32"><text:s text:c="7"/></text:span><text:span text:style-name="T32"><text:s text:c="2"/></text:span><text:span text:style-name="T33">└- META-INF</text:span></text:p>
            <text:p text:style-name="P147"><text:span text:style-name="T34"><text:s text:c="10"/></text:span><text:span text:style-name="T13">├- jboss-service.xml</text:span></text:p>
            <text:p text:style-name="P147"><text:span text:style-name="T13"><text:s text:c="10"/></text:span><text:span text:style-name="T34">└</text:span><text:span text:style-name="T33">-</text:span><text:span text:style-name="T34"> MANIFEST.MF</text:span></text:p>
            <text:p text:style-name="P119"/>
            <text:p text:style-name="P122">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2"/>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3"><text:span text:style-name="T28">Propietats de Configuració Hibernate</text:span>: Estableix les propietats de configuració de Hibernate. Les dues propietats més importants són:</text:p>
            <text:list xml:id="list7458703412060450479" text:style-name="L4">
              <text:list-item>
                <text:p text:style-name="P159"><text:s text:c="3"/>es.caib.portafib.hibernate.dialect</text:p>
              </text:list-item>
              <text:list-item>
                <text:p text:style-name="P159"><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able:table-row table:style-name="Tabla38.1">
          <table:table-cell table:style-name="Tabla38.A2" office:value-type="string">
            <text:p text:style-name="P99">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8"><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5"><text:s/><draw:frame draw:style-name="fr3" draw:name="gràfics4" text:anchor-type="as-char" svg:width="1.339cm" svg:height="1.339cm" draw:z-index="111"><draw:image xlink:href="Pictures/10000201000000330000003367444CDA.png" xlink:type="simple" xlink:show="embed" xlink:actuate="onLoad"/></draw:frame></text:p>
                </table:table-cell>
                <table:table-cell table:style-name="Taula10.B1" office:value-type="string">
                  <text:p text:style-name="P12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7749961383678414623" text:style-name="L5">
              <text:list-item>
                <text:p text:style-name="P164">Sol·licitant: ROLE_SOLI</text:p>
              </text:list-item>
              <text:list-item>
                <text:p text:style-name="P172">Destinatari: ROLE_DEST</text:p>
              </text:list-item>
              <text:list-item>
                <text:p text:style-name="P172">Delegat: ROLE_DELE</text:p>
              </text:list-item>
              <text:list-item>
                <text:p text:style-name="P172">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5"><text:s/><draw:frame draw:style-name="fr3" draw:name="gràfics5" text:anchor-type="as-char" svg:width="1.339cm" svg:height="1.339cm" draw:z-index="113"><draw:image xlink:href="Pictures/10000201000000330000003367444CDA.png" xlink:type="simple" xlink:show="embed" xlink:actuate="onLoad"/></draw:frame></text:p>
                </table:table-cell>
                <table:table-cell table:style-name="Taula11.B1" office:value-type="string">
                  <text:p text:style-name="P123">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39">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9040340701260661984" text:style-name="L6">
              <text:list-item>
                <text:p text:style-name="P173">0 = SHA1withRSA</text:p>
              </text:list-item>
              <text:list-item>
                <text:p text:style-name="P173">1 = SHA256withRSA</text:p>
              </text:list-item>
              <text:list-item>
                <text:p text:style-name="P173">2 = SHA384withRSA</text:p>
              </text:list-item>
              <text:list-item>
                <text:p text:style-name="P173">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231212792289559564" text:style-name="L7">
              <text:list-item>
                <text:p text:style-name="P174">Firma de documents emprant @firma:</text:p>
              </text:list-item>
            </text:list>
            <text:p text:style-name="P98">es.caib.portafib.applet.signers.AfirmaSigner</text:p>
            <text:list xml:id="list4952097522166815874" text:style-name="L8">
              <text:list-item>
                <text:p text:style-name="P175">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29">entitat_id</text:span>}.{<text:span text:style-name="T29">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9046291389326262925" text:style-name="L9">
              <text:list-item>
                <text:p text:style-name="P178">{0} = NOM</text:p>
              </text:list-item>
              <text:list-item>
                <text:p text:style-name="P178">{1} = LONGITUD NIF</text:p>
              </text:list-item>
              <text:list-item>
                <text:p text:style-name="P178">{2} = NIF</text:p>
              </text:list-item>
              <text:list-item>
                <text:p text:style-name="P178">{3} = EMISSOR</text:p>
              </text:list-item>
              <text:list-item>
                <text:p text:style-name="P178">{4} = LONGITUD CARREC_CERTIFICAT</text:p>
              </text:list-item>
              <text:list-item>
                <text:p text:style-name="P178">{5} = CARREC_CERTIFICAT</text:p>
              </text:list-item>
              <text:list-item>
                <text:p text:style-name="P178">{6} = LONGITUD UNITAT_ADMINISTRATIVA</text:p>
              </text:list-item>
              <text:list-item>
                <text:p text:style-name="P178">{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5">NOTA: S'han d'escapar els accents i caràcters especials a XML. Per exemple 'à' <text:span text:style-name="T35"></text:span> \u00E0 o '&lt;' <text:s/><text:span text:style-name="T35"></text:span>&amp;lt;</text:p>
          </table:table-cell>
        </table:table-row>
        <table:table-row table:style-name="Tabla38.1">
          <table:table-cell table:style-name="Tabla38.A2" office:value-type="string">
            <text:p text:style-name="P54">es.caib.portafib.motiudelegacioformat.{<text:span text:style-name="T29">entitat_id</text:span>}.{<text:span text:style-name="T29">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1978654422862800218" text:style-name="L10">
              <text:list-item>
                <text:p text:style-name="P176">{0} Nom del delegat</text:p>
              </text:list-item>
              <text:list-item>
                <text:p text:style-name="P176">{1} NIF del delegat</text:p>
              </text:list-item>
              <text:list-item>
                <text:p text:style-name="P176">{2} Nom del destinatari</text:p>
              </text:list-item>
              <text:list-item>
                <text:p text:style-name="P176">{3} NIF del destinatari</text:p>
              </text:list-item>
              <text:list-item>
                <text:p text:style-name="P176">{4} Motiu de la delegació</text:p>
              </text:list-item>
              <text:list-item>
                <text:p text:style-name="P176">{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5">NOTA: S'han d'escapar els accents i caràcters especials a XML emprant Unicode. Per exemple 'ó' <text:span text:style-name="T35"></text:span><text:span text:style-name="T27">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7">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4" draw:name="gràfics6" text:anchor-type="as-char" svg:width="9.024cm" svg:height="2.753cm" draw:z-index="102"><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29">entitat_id</text:span>}.{<text:span text:style-name="T29">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9">Opcional. Expressió cron que indica cada quan s'ha d'executar l'enviador de correus quan s'han definit enviament d'avisos agrupats. Per defecte s'executa cada dia a les 6:00 ().</text:p>
            <text:p text:style-name="P99">Exemple: </text:p>
            <text:list xml:id="list5743253043088316785" text:style-name="L11">
              <text:list-item>
                <text:p text:style-name="P165">L'executa cada dos minuts: 0 0/2 * 1/1 * ? *</text:p>
              </text:list-item>
              <text:list-item>
                <text:p text:style-name="P165">L'executa cada dia a les 6:00: 0 0 6 1/1 * ? *</text:p>
              </text:list-item>
            </text:list>
            <text:p text:style-name="P84"><text:span text:style-name="T39">Veure </text:span><text:a xlink:type="simple" xlink:href="http://www.cronmaker.com/" text:style-name="Internet_20_link" text:visited-style-name="Visited_20_Internet_20_Link"><text:span text:style-name="T39">www.cronmaker.com</text:span></text:a><text:span text:style-name="T39">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0">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9">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9">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88"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39">$sudo cp $HOME/portafib/scripts/config/portafib-mailsqueue-service.xml $JBOSS/server/default/deployportafib</text:p>
            <text:p text:style-name="P137"/>
            <text:p text:style-name="P138">$sudo cp $HOME/portafib/scripts/config/portafib-notificacionsqueue-service.xml $JBOSS/server/default/deployportafib</text:p>
            <text:p text:style-name="P76"/>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8">$sudo cp $HOME/portafib/scripts/config/portafib-mail-service.xml $JBOSS/server/default/deployportafib</text:p>
          </table:table-cell>
        </table:table-row>
      </table:table>
      <text:p text:style-name="P63"/>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5"><text:s/><draw:frame draw:style-name="fr3" draw:name="gráficos5" text:anchor-type="as-char" svg:width="1.339cm" svg:height="1.339cm" draw:z-index="94"><draw:image xlink:href="Pictures/10000201000000330000003367444CDA.png" xlink:type="simple" xlink:show="embed" xlink:actuate="onLoad"/></draw:frame></text:p>
          </table:table-cell>
          <table:table-cell table:style-name="Tabla48.B1" office:value-type="string">
            <text:p text:style-name="P120">En l'entorn de la CAIB (Govern Balear) hem de saltar aquest punt ja que l'autenticació dels usuaris-persona ja es realitza automàticament al aplicar el patch de la CAIb sobre un servidor JBOSS.</text:p>
          </table:table-cell>
        </table:table-row>
      </table:table>
      <text:p text:style-name="P69"/>
      <text:p text:style-name="P63"/>
      <text:p text:style-name="P66"><text:tab/>Com hem dit al principi, tindrem els nostres usuaris i roles guardats dins una base de dades, per això a continuació configurarem el JBoss per accedir a aquestes dades.</text:p>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3">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text:tab/>El fitxer associat a la connexió de bases de dades definida amb el nom d'atribut <text:soft-page-break/>“dsJndiName” es troba en els propis fitxers d'scripts. Només hem de copiar-ho al JBoss:</text:p>
      <text:list xml:id="list33597967" text:continue-list="list2818334176210123899" text:style-name="L3">
        <text:list-header>
          <text:p text:style-name="P163"/>
        </text:list-header>
      </text:list>
      <table:table table:name="Tabla7" table:style-name="Tabla7">
        <table:table-column table:style-name="Tabla7.A"/>
        <table:table-row>
          <table:table-cell table:style-name="Tabla7.A1" office:value-type="string">
            <text:p text:style-name="P112">$sudo cp <text:span text:style-name="T1">$HOME/portafib/scripts/development/seycon-ds.xml </text:span><text:span text:style-name="T1">$JBOSS/server/default/deployportafib</text:span></text:p>
          </table:table-cell>
        </table:table-row>
      </table:table>
      <text:p text:style-name="P109"/>
      <text:p text:style-name="P6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9"/>
      <text:p text:style-name="P69"/>
      <text:h text:style-name="P185"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5"><text:s/><draw:frame draw:style-name="fr3" draw:name="gráficos224" text:anchor-type="as-char" svg:width="1.339cm" svg:height="1.339cm" draw:z-index="90"><draw:image xlink:href="Pictures/10000201000000330000003367444CDA.png" xlink:type="simple" xlink:show="embed" xlink:actuate="onLoad"/></draw:frame></text:p>
          </table:table-cell>
          <table:table-cell table:style-name="Tabla59.B1" office:value-type="string">
            <text:p text:style-name="P120">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08"/>
      <text:p text:style-name="P70"><text:tab/>Els possibles binaris que existeixen es poden generar combinant dues variables amb dos valors possibles:</text:p>
      <text:list xml:id="list33623978" text:continue-numbering="true" text:style-name="L3">
        <text:list-header>
          <text:p text:style-name="P163"><text:soft-page-break/></text:p>
        </text:list-header>
      </text:list>
      <text:list xml:id="list6374246689267867457" text:style-name="L12">
        <text:list-item>
          <text:p text:style-name="P190"><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0"><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8"/>
      <text:p text:style-name="P108">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2">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3">$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8"><text:tab/>Els datasources defineixen l'origen de les dades. Podem trobar una plantilla a $HOME/portafib/scripts/datasources/portafib-ds.xml per PostgreSQL:</text:p>
      <text:p text:style-name="P118"/>
      <text:p text:style-name="P118"><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8"/>
      <table:table table:name="Tabla10" table:style-name="Tabla10">
        <table:table-column table:style-name="Tabla10.A"/>
        <table:table-row>
          <table:table-cell table:style-name="Tabla10.A1" office:value-type="string">
            <text:p text:style-name="P140">$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soft-page-break/>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69"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87"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87" text:outline-level="3">Plugin @firma CXF</text:h>
      <text:p text:style-name="P63"><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3"/>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3"><text:soft-page-break/></text:p>
      <text:h text:style-name="P187"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3"/>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3"/>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8">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224834083058007794" text:style-name="L13">
              <text:list-item>
                <text:p text:style-name="P177">MODE_VALIDACIO_SIMPLE = 0</text:p>
              </text:list-item>
              <text:list-item>
                <text:p text:style-name="P177">MODE_VALIDACIO_AMB_REVOCACIO = 1</text:p>
              </text:list-item>
              <text:list-item>
                <text:p text:style-name="P177">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text:soft-page-break/>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6087103950478658387" text:style-name="L14">
        <text:list-item>
          <text:p text:style-name="P160">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0">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6"><text:span text:style-name="T16">es.caib.</text:span>portafib.userinformationplugin=<text:span text:style-name="T16">[NOM DE LA CLASSE DEL PLUGIN DE USERINFORMATION]</text:span></text:p>
          </table:table-cell>
        </table:table-row>
      </table:table>
      <text:p text:style-name="P63"><text:s/></text:p>
      <text:h text:style-name="P186"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9"><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86"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i consultes per conèixer els roles de cert usuari.</text:p>
      <text:p text:style-name="P63"/>
      <text:h text:style-name="Heading_20_2" text:outline-level="2">Plugin de Custòdia Documental</text:h>
      <text:p text:style-name="Text_20_body"/>
      <text:p text:style-name="P124"><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5"/>
      <text:p text:style-name="P75"/>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3619355" text:continue-list="list33623978" text:style-name="L3">
        <text:list-header>
          <text:p text:style-name="P161"/>
        </text:list-header>
      </text:list>
      <text:h text:style-name="Heading_20_3" text:outline-level="3"><text:span text:style-name="Source_20_Text"><text:span text:style-name="T26">Connectar-se a la BBDD</text:span></text:span></text:h>
      <text:p text:style-name="P83"><text:span text:style-name="Source_20_Text"><text:span text:style-name="T22"/></text:span></text:p>
      <table:table table:name="Tabla25" table:style-name="Tabla25">
        <table:table-column table:style-name="Tabla25.A"/>
        <table:table-row>
          <table:table-cell table:style-name="Tabla25.A1" office:value-type="string">
            <text:p text:style-name="P106"><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ext:soft-page-break/>
        <table:table-row>
          <table:table-cell table:style-name="Tabla24.A1" office:value-type="string">
            <text:p text:style-name="P126">CREATE USER "portafib" WITH <text:s/>ENCRYPTED PASSWORD 'portafib' NOCREATEUSER;</text:p>
            <text:p text:style-name="P126"/>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7">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28">\q</text:p>
          </table:table-cell>
        </table:table-row>
      </table:table>
      <text:p text:style-name="P64"/>
      <text:p text:style-name="P64"/>
      <text:h text:style-name="Heading_20_2" text:outline-level="2">Crear esquema de taules i inserir dades</text:h>
      <text:p text:style-name="P126"/>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3605577" text:continue-numbering="true" text:style-name="L3">
              <text:list-item>
                <text:list>
                  <text:list-header>
                    <text:p text:style-name="P161"><text:span text:style-name="Source_20_Text"><text:span text:style-name="T9">$ psql -h localhost -p 5432 -U portafib -W</text:span></text:span><text:span text:style-name="T9"> -d portafib</text:span></text:p>
                  </text:list-header>
                </text:list>
              </text:list-item>
            </text:list>
          </table:table-cell>
        </table:table-row>
      </table:table>
      <text:list xml:id="list33627343" text:continue-numbering="true" text:style-name="L3">
        <text:list-item>
          <text:list>
            <text:list-header>
              <text:p text:style-name="P161"/>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3617085" text:continue-numbering="true" text:style-name="L3">
              <text:list-item>
                <text:list>
                  <text:list-header>
                    <text:p text:style-name="P161"><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3608425" text:continue-numbering="true" text:style-name="L3">
        <text:list-item>
          <text:list>
            <text:list-header>
              <text:p text:style-name="P161"/>
              <text:list>
                <text:list-header>
                  <text:p text:style-name="P183"/>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2">GRANT ALL PRIVILEGES ON DATABASE "portafib" TO portafib;</text:p>
            <text:p text:style-name="P142">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29"><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9"><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7"/>
      <table:table table:name="Taula1" table:style-name="Taula1">
        <table:table-column table:style-name="Taula1.A"/>
        <table:table-column table:style-name="Taula1.B"/>
        <text:soft-page-break/>
        <table:table-row>
          <table:table-cell table:style-name="Taula1.A1" office:value-type="string">
            <text:p text:style-name="P145"><text:s/><draw:frame draw:style-name="fr3" draw:name="gráficos7" text:anchor-type="as-char" svg:width="1.339cm" svg:height="1.339cm" draw:z-index="79"><draw:image xlink:href="Pictures/10000201000000330000003367444CDA.png" xlink:type="simple" xlink:show="embed" xlink:actuate="onLoad"/></draw:frame></text:p>
          </table:table-cell>
          <table:table-cell table:style-name="Taula1.B1" office:value-type="string">
            <text:p text:style-name="P120">En l'entorn de la CAIB (Govern Balear) <text:s/>els scripts a carregar són els següents:</text:p>
            <table:table table:name="Taula2" table:style-name="Taula2">
              <table:table-column table:style-name="Taula2.A"/>
              <table:table-row>
                <table:table-cell table:style-name="Taula2.A1" office:value-type="string">
                  <text:p text:style-name="P130"><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1"><text:span text:style-name="T10">\i $HOME/portafib/scripts/bbdd/</text:span><text:span text:style-name="T11">[x.y]</text:span><text:span text:style-name="T10">/</text:span><text:span text:style-name="T11">[sgbd]</text:span><text:span text:style-name="T10">/portafib_create_data.sql</text:span></text:p>
                  <text:p text:style-name="P131"><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1"><text:s text:c="2"/>portafib_create_data_caib.sql: incorpora els tipus de documents del Portafirmas de la CAIB</text:p></text:note-body></text:note></text:span></text:p>
                  <text:p text:style-name="P131"><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0"/>
            <text:p text:style-name="P120">Important: Abans d'executar el fitxer portafib_carrecs_caib.sql aquest s'ha d'editar per configurar la IP del servidor de PortaFIB.</text:p>
          </table:table-cell>
        </table:table-row>
      </table:table>
      <text:p text:style-name="P77"/>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7"/>
      <text:p text:style-name="P77"/>
      <text:h text:style-name="Heading_20_3" text:outline-level="3">Sortir</text:h>
      <text:list xml:id="list33621429" text:continue-numbering="true" text:style-name="L3">
        <text:list-header>
          <text:p text:style-name="P161"/>
        </text:list-header>
      </text:list>
      <table:table table:name="Tabla32" table:style-name="Tabla32">
        <table:table-column table:style-name="Tabla32.A"/>
        <table:table-row>
          <table:table-cell table:style-name="Tabla32.A1" office:value-type="string">
            <text:p text:style-name="P141">\q</text:p>
          </table:table-cell>
        </table:table-row>
      </table:table>
      <text:list xml:id="list33605596" text:continue-numbering="true" text:style-name="L3">
        <text:list-item>
          <text:list>
            <text:list-header>
              <text:p text:style-name="P161"/>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119449086481648193" text:style-name="L15">
        <text:list-item>
          <text:list>
            <text:list-item>
              <text:list>
                <text:list-item>
                  <text:p text:style-name="P192">Nom de bbdd: seycon</text:p>
                </text:list-item>
                <text:list-item>
                  <text:p text:style-name="P192">Usuari: <text:s/>seycon</text:p>
                </text:list-item>
                <text:list-item>
                  <text:p text:style-name="P192">Contrasenya: seycon</text:p>
                </text:list-item>
                <text:list-item>
                  <text:p text:style-name="P192">Script de creació de bbdd: $HOME/portafib/scripts/development/seycon.sql</text:p>
                </text:list-item>
                <text:list-item>
                  <text:p text:style-name="P192">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text:soft-page-break/>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7"/>
      <text:p text:style-name="P87"><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0"><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1">$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2">$git clone --branch portafib-1.1.1 http://github.com/GovernIB/portafib</text:p>
          </table:table-cell>
        </table:table-row>
      </table:table>
      <text:p text:style-name="P63"/>
      <text:p text:style-name="P63"/>
      <text:h text:style-name="Heading_20_3" text:outline-level="3">Llibreries sense repositori a Internet</text:h>
      <text:list xml:id="list8577204167975066938" text:style-name="L16">
        <text:list-header>
          <text:p text:style-name="P162">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0"><text:s text:c="3"/>$ install_afirma_miniapplet_jar.sh</text:p>
            <text:p text:style-name="P80"><text:s text:c="3"/>$ install_plugin_signatureweb_miniappletui_jar.sh</text:p>
            <text:p text:style-name="P80"><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text:soft-page-break/></text:p>
      <text:h text:style-name="Heading_20_4" text:outline-level="4">Utilitzar Applet ja Firmat</text:h>
      <text:list xml:id="list33614467" text:continue-numbering="true" text:style-name="L16">
        <text:list-header>
          <text:p text:style-name="P162"/>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2192565790869548472" text:style-name="L17">
        <text:list-item>
          <text:list>
            <text:list-item>
              <text:p text:style-name="P158">-Pdesenvolupament: s'utilitza en desenvolupament i el que fa es carregar els plugins dins el propi ear de PortaFIB</text:p>
            </text:list-item>
            <text:list-item>
              <text:p text:style-name="P158">-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text:soft-page-break/>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8">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2">Paràmetre</text:p>
          </table:table-cell>
          <table:table-cell table:style-name="Tabla21.B1" office:value-type="string">
            <text:p text:style-name="P72">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3">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3">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39">Pws-portafib</text:span></text:p>
          </table:table-cell>
          <table:table-cell table:style-name="Tabla21.B2" office:value-type="string">
            <text:p text:style-name="P63"><text:span text:style-name="T23">Nou Versió 1.1.3</text:span>. Substituït per -Pws-portafib-v1</text:p>
          </table:table-cell>
        </table:table-row>
        <table:table-row table:style-name="Tabla21.1">
          <table:table-cell table:style-name="Tabla21.A2" office:value-type="string">
            <text:p text:style-name="P63">-Pws-portafib-v1</text:p>
          </table:table-cell>
          <table:table-cell table:style-name="Tabla21.B2" office:value-type="string">
            <text:p text:style-name="P63"><text:span text:style-name="T23">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3">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3">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able:table-row table:style-name="Tabla21.1">
          <table:table-cell table:style-name="Tabla21.A2" office:value-type="string">
            <text:p text:style-name="P63"><text:s/>-Ppassarelaserver_v2</text:p>
          </table:table-cell>
          <table:table-cell table:style-name="Tabla21.B2" office:value-type="string">
            <text:p text:style-name="P63"><text:span text:style-name="T23">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8"><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8"><text:s/>$ deploydev.sh -Pclientcert -Pminiappletui</text:p>
          </table:table-cell>
        </table:table-row>
      </table:table>
      <text:p text:style-name="P63"><text:soft-page-break/></text:p>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4"><text:tab/>A continuació veurem com configurar JBoss per emprar connexions https i connexions https/ClientCert, és a dir emprant http segur i autenticació emprant Certificats.</text:p>
      <text:p text:style-name="P124"><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4"><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3">$ keytool -genkey -alias buit -storetype jks <text:s/>-keystore jboss.truststore</text:p>
            <text:p text:style-name="P113">$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3">$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text:soft-page-break/>Incorporar certificats de confiança</text:h>
      <text:p text:style-name="Text_20_body"/>
      <text:p text:style-name="P124"><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5">$ keytool.exe -import -keystore jboss.truststore <text:s/>-storepass fundaciobit -file .\root\DNI-AC003-RAIZ.crt.cer -alias AcRaizDNIe</text:p>
            <text:p text:style-name="P115"/>
            <text:p text:style-name="P115">$ keytool.exe -import -keystore jboss.truststore <text:s/>-storepass fundaciobit -file .\root\FNMT_CLASSE_2_CA.cer -alias AcRaizFNMT</text:p>
            <text:p text:style-name="P115"/>
            <text:p text:style-name="P115">$ keytool.exe -import -keystore jboss.truststore <text:s/>-storepass fundaciobit -file .\root\CAMERFIRMA-ROOT-CHAMBERS.crt -alias AcRaizCamerfirma</text:p>
          </table:table-cell>
        </table:table-row>
      </table:table>
      <text:p text:style-name="Text_20_body"/>
      <text:p text:style-name="P124"><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4"><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4"><text:tab/>Crearem un keystore i emprarem el certificat per defecte que es genera. Per això executarem la següent comanda:</text:p>
      <table:table table:name="Taula18" table:style-name="Taula18">
        <table:table-column table:style-name="Taula18.A"/>
        <text:soft-page-break/>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8">$ keytool -genkey -alias buit -storetype jks <text:s/>-keystore jboss.keystore</text:p>
            <text:p text:style-name="P148">$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8">$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3717130968474523157" text:style-name="L18">
        <text:list-item>
          <text:p text:style-name="P193">Llistarem els certificats del magatzem .p12</text:p>
        </text:list-item>
      </text:list>
      <table:table table:name="Taula26" table:style-name="Taula26">
        <table:table-column table:style-name="Taula26.A"/>
        <text:soft-page-break/>
        <table:table-row>
          <table:table-cell table:style-name="Taula26.A1" office:value-type="string">
            <text:p text:style-name="P148">keytool -list -keystore [MAGATZEM_AUTORITAT_CONFIANÇA].p12 -storetype PKCS12</text:p>
          </table:table-cell>
        </table:table-row>
      </table:table>
      <text:list xml:id="list33627440" text:continue-numbering="true" text:style-name="L18">
        <text:list-item>
          <text:p text:style-name="P194">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8">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3616789" text:continue-numbering="true" text:style-name="L18">
        <text:list-item>
          <text:p text:style-name="P166">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5">keytool -keypasswd -alias serveridentity -keypass [PASSWORD_P12] -new fundaciobit -keystore jboss.keystore -storepass fundaciobit</text:p>
          </table:table-cell>
        </table:table-row>
      </table:table>
      <text:p text:style-name="P91"/>
      <text:p text:style-name="P9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4"><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5"><text:s text:c="2"/>&lt;Connector protocol="HTTP/1.1" SSLEnabled="true" allowUnsafeLegacyRenegotiation="true" <text:s/></text:p>
            <text:p text:style-name="P115"><text:s text:c="5"/>port="8443" address="${jboss.bind.address}" <text:s/></text:p>
            <text:p text:style-name="P115"><text:s text:c="5"/>scheme="https" secure="true" clientAuth="false" </text:p>
            <text:p text:style-name="P115"><text:s text:c="5"/>keystoreFile="${jboss.server.home.dir}/conf/jboss.keystore" <text:s/></text:p>
            <text:p text:style-name="P115"><text:s text:c="5"/>keystorePass="fundaciobit" sslProtocol = "TLS" <text:s text:c="2"/></text:p>
            <text:p text:style-name="P115"><text:s text:c="5"/>truststoreFile="${jboss.server.home.dir}/conf/jboss.truststore" truststorePass="fundaciobit"</text:p>
            <text:p text:style-name="P115"><text:s text:c="5"/>ciphers="TLS_RSA_WITH_AES_128_CBC_SHA, TLS_RSA_WITH_AES_256_CBC_SHA, TLS_RSA_WITH_3DES_EDE_CBC_SHA, SSL_RSA_WITH_3DES_EDE_CBC_SHA, SSL_RSA_WITH_RC4_128_SHA, SSL_RSA_WITH_RC4_128_MD5, SSL_RSA_WITH_DES_CBC_SHA"</text:p>
            <text:p text:style-name="P115"><text:s text:c="5"/>/&gt; </text:p>
          </table:table-cell>
        </table:table-row>
      </table:table>
      <text:p text:style-name="Text_20_body"><text:s text:c="7"/></text:p>
      <text:h text:style-name="Heading_20_4" text:outline-level="4">Afegir autenticador sobre Certificats</text:h>
      <text:p text:style-name="Text_20_body"/>
      <text:p text:style-name="P124"><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oft-page-break/><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8">&lt;!-- <text:s/>HTTPS CLIENT-CERT --&gt;</text:p>
            <text:p text:style-name="P148">&lt;login-module code="es.caib.portafib.back.security.BaseCertLoginModule" flag="sufficient"&gt;</text:p>
            <text:p text:style-name="P148">&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8"/>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8"/>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4"><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4"><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ext:soft-page-break/>
        <table:table-row>
          <table:table-cell table:style-name="Taula21.A1" office:value-type="string">
            <text:p text:style-name="P28"><draw:frame draw:style-name="fr5" draw:name="gràfics8" text:anchor-type="paragraph" svg:width="8.306cm" svg:height="6.802cm" draw:z-index="106"><draw:image xlink:href="Pictures/10000000000002A200000228E13383A4.png" xlink:type="simple" xlink:show="embed" xlink:actuate="onLoad"/></draw:frame>Missatge d'Alerta en Firefox</text:p>
          </table:table-cell>
          <table:table-cell table:style-name="Taula21.A1" office:value-type="string">
            <text:p text:style-name="P28"><draw:frame draw:style-name="fr6" draw:name="gràfics9" text:anchor-type="paragraph" svg:width="8.306cm" svg:height="9.384cm" draw:z-index="107"><draw:image xlink:href="Pictures/100000000000028F000002E45A10039D.png" xlink:type="simple" xlink:show="embed" xlink:actuate="onLoad"/></draw:frame>Missatge d'Alerta en Chrome</text:p>
          </table:table-cell>
        </table:table-row>
      </table:table>
      <text:p text:style-name="Text_20_body"/>
      <text:p text:style-name="P124">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9">keytool -export -keystore jboss.keystore -storepass fundaciobit -alias jboss -file certificatdeservidor.cer</text:p>
          </table:table-cell>
        </table:table-row>
      </table:table>
      <text:p text:style-name="P124"/>
      <text:p text:style-name="P124"><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4"/>
      <text:p text:style-name="P124"><text:tab/>Després ja ens apareixerà una finestra amb un llistat de certificats que podem emprar per aquella connexió:</text:p>
      <text:p text:style-name="P124"/>
      <table:table table:name="Taula22" table:style-name="Taula22">
        <table:table-column table:style-name="Taula22.A"/>
        <table:table-column table:style-name="Taula22.B"/>
        <text:soft-page-break/>
        <table:table-row>
          <table:table-cell table:style-name="Taula22.A1" office:value-type="string">
            <text:p text:style-name="P44"><draw:frame draw:style-name="fr4" draw:name="gràfics11" text:anchor-type="as-char" svg:width="8.304cm" svg:height="6.62cm" draw:z-index="66"><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4" draw:name="gràfics10" text:anchor-type="as-char" svg:width="8.308cm" svg:height="5.158cm" draw:z-index="67"><draw:image xlink:href="Pictures/10000000000001D3000001226464C06A.png" xlink:type="simple" xlink:show="embed" xlink:actuate="onLoad"/></draw:frame></text:p>
            <text:p text:style-name="P28">Diàleg de selecció de certificat en Chrome</text:p>
          </table:table-cell>
        </table:table-row>
      </table:table>
      <text:p text:style-name="P124"/>
      <text:h text:style-name="Heading_20_2" text:outline-level="2"><text:bookmark-start text:name="__RefHeading__3872_1399293354"/>Creac<text:span text:style-name="T1">ió d'un certificat de proves de Client</text:span><text:bookmark-end text:name="__RefHeading__3872_1399293354"/></text:h>
      <text:p text:style-name="P107"/>
      <text:p text:style-name="P107"><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4" text:outline-level="3">Introducció</text:h>
      <text:p text:style-name="P93"/>
      <text:p text:style-name="P93"><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3"/>
      <text:p text:style-name="P9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3"/>
      <text:h text:style-name="P184" text:outline-level="3">Crear Autoritat de Certificació</text:h>
      <text:p text:style-name="P93"/>
      <text:p text:style-name="P9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3"><text:soft-page-break/></text:p>
      <text:h text:style-name="Heading_20_3" text:outline-level="3">Afegir certificat arrel de l'Autoritat de Confiança dins jboss.truststore</text:h>
      <text:p text:style-name="P93"/>
      <text:p text:style-name="P9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3"/>
      <table:table table:name="Taula29" table:style-name="Taula29">
        <table:table-column table:style-name="Taula29.A"/>
        <table:table-row>
          <table:table-cell table:style-name="Taula29.A1" office:value-type="string">
            <text:p text:style-name="P116">$ keytool.exe -import -keystore jboss.truststore -storepass fundaciobit -file .\fundaciobit_ca.crt -alias AcRaizFundacioBitCA</text:p>
          </table:table-cell>
        </table:table-row>
      </table:table>
      <text:p text:style-name="P93"/>
      <text:p text:style-name="P93"><text:tab/>Per finalitzar <text:s/>copiarem el fitxer jboss.truststore a JBOSS\server\default\conf.</text:p>
      <text:p text:style-name="P93"/>
      <text:h text:style-name="Heading_20_3" text:outline-level="3">Crear un certificat d'usuari de l'autoritat certificadora de proves</text:h>
      <text:p text:style-name="P93"/>
      <text:p text:style-name="P9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3"><text:tab/>La primera contrasenya que ens demana és de la clau privada del certifict arrel, o sigui “fundaciobit” i la segona és la del magatzem de claus p12.</text:p>
      <text:p text:style-name="P93"><text:tab/>Al final del procés obtindrem dos fitxers que ens interessen: certificatusuari.crt i certificatusuari.p12, que són el certificat public i el certificat privat dins un magatzem p12.</text:p>
      <text:p text:style-name="P93"/>
      <text:p text:style-name="P93"><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5">Intenet Explorer i Chrome</text:p>
            <text:p text:style-name="P94">Només hem de copiar el fitxer <text:s/>certificatusuari.p12 a la màquina de l'usuari i fer doble clic. Apareixerà un diàleg com el de més abaix i pitjarem sobre el boto “Endavant &gt;”. Col·locarem el certificat en la carpeta “Personal”.</text:p>
            <text:p text:style-name="P96"><draw:frame draw:style-name="fr7" draw:name="gràfics7" text:anchor-type="paragraph" svg:width="8.306cm" svg:height="5.387cm" draw:z-index="109"><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4" draw:name="gràfics13" text:anchor-type="as-char" svg:width="8.306cm" svg:height="5.092cm" draw:z-index="62"><draw:image xlink:href="Pictures/10000000000002C7000001B4CE7067BE.png" xlink:type="simple" xlink:show="embed" xlink:actuate="onLoad"/></draw:frame></text:p>
            <text:p text:style-name="P43"><text:s/></text:p>
          </table:table-cell>
        </table:table-row>
      </table:table>
      <text:p text:style-name="P93"/>
      <text:p text:style-name="P93">Després d'haver fet això si accedim al servidor amb https, ens apareixerà dins la llista de certificats disponibles el certificat que acabam de donat d'alta als magatzems:</text:p>
      <text:p text:style-name="P9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58"><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4" draw:name="gràfics15" text:anchor-type="as-char" svg:width="8.308cm" svg:height="6.62cm" draw:z-index="59"><draw:image xlink:href="Pictures/100000000000023B000001C762A23953.png" xlink:type="simple" xlink:show="embed" xlink:actuate="onLoad"/></draw:frame></text:p>
            <text:p text:style-name="P42"><text:s/></text:p>
          </table:table-cell>
        </table:table-row>
      </table:table>
      <text:p text:style-name="P93"/>
      <text:p text:style-name="P93"/>
      <text:p text:style-name="P74"/>
      <text:p text:style-name="P133"/>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4"/>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4"/>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1">#!/bin/bash</text:p>
            <text:p text:style-name="P151">### BEGIN INIT INFO</text:p>
            <text:p text:style-name="P15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1">set -e</text:p>
            <text:p text:style-name="P15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3"/>
      <text:p text:style-name="P133"/>
      <text:p text:style-name="P133"/>
      <text:h text:style-name="P170" text:outline-level="2"><text:bookmark-start text:name="__RefNumPara__2916_1116009198"/>Tamany de PDF suportat<text:bookmark-end text:name="__RefNumPara__2916_1116009198"/></text:h>
      <text:p text:style-name="P133"><text:tab/>A continuació es mostren els resultats de Peticions de Firma amb diferents tamanys de PDF així com diferents configuracions de de memòria reservada a JBoss.</text:p>
      <text:h text:style-name="P184" text:outline-level="3">Pujada de PDF des de entorn WEB</text:h>
      <text:p text:style-name="P134"><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4"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4" text:outline-level="3"><text:soft-page-break/>Firma de Fitxers des del Mòdul de firma MiniApple com Applet</text:h>
      <text:p text:style-name="P107"/>
      <text:p text:style-name="P107">En aquest cas s'han provat en dos clients: </text:p>
      <text:list xml:id="list1740636789145508345" text:style-name="L19">
        <text:list-item>
          <text:p text:style-name="P191">Un windows XP, processador Intel Core2 Duo amb 2GB de RAM</text:p>
        </text:list-item>
        <text:list-item>
          <text:p text:style-name="P191">Un Windows 7, processador Intel Core i5 a 3.30GHz i 12GB de RAM</text:p>
        </text:list-item>
      </text:list>
      <text:p text:style-name="P107"/>
      <text:p text:style-name="P10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1" text:outline-level="2"><text:bookmark-start text:name="__RefNumPara__3437_1851204452"/>Gestió de Rols a traves de triggers Oracle<text:bookmark-end text:name="__RefNumPara__3437_1851204452"/></text:h>
      <text:p text:style-name="P133"/>
      <text:p text:style-name="P133"><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652896866287243599" text:style-name="L20">
        <text:list-item>
          <text:list>
            <text:list-item>
              <text:list>
                <text:list-item>
                  <text:p text:style-name="P196">Hi ha un canvi (alta, modificació o eliminació) en un rol (seycon també utilitza rols per gestionar càrrecs)</text:p>
                </text:list-item>
                <text:list-item>
                  <text:p text:style-name="P197">Un “Agent Seycon” específicament implementat per escoltar canvis en rols que representen càrrecs i canvis del rol PFI_USER, actualitza taules creades especificament per aquest fi en la BBDD Oracle de PortaFIB</text:p>
                </text:list-item>
                <text:list-item>
                  <text:p text:style-name="P197">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98"/>
                </text:list-item>
              </text:list>
            </text:list-item>
          </text:list>
        </text:list-item>
      </text:list>
      <text:p text:style-name="P134"><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4"><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3"><text:tab/>Encara que aquest sistema estigui pensat per l'Entorn de la CAIB, pot ser emprat per altres entitats sense cap problema. També es podria emprar des d'una base de dades PostgreSQL si s'implementessin els triggers coresponents.</text:p>
      <text:p text:style-name="P133"/>
      <text:p text:style-name="P133"/>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4">$ openssl genrsa -des3 -passout pass:x -out apache.pass.key 2048</text:p>
            <text:p text:style-name="P114">$ openssl rsa -passin pass:x -in apache.pass.key -out apache.key</text:p>
            <text:p text:style-name="P114">$ rm apache.pass.key</text:p>
            <text:p text:style-name="P114">$ openssl req -new -key apache.key -out apache.csr</text:p>
            <text:p text:style-name="P117">You are about to be asked to enter information that will be incorporated</text:p>
            <text:p text:style-name="P117">into your certificate request.</text:p>
            <text:p text:style-name="P117">What you are about to enter is what is called a Distinguished Name or a DN.</text:p>
            <text:p text:style-name="P117">There are quite a few fields but you can leave some blank</text:p>
            <text:p text:style-name="P117">For some fields there will be a default value,</text:p>
            <text:p text:style-name="P117">If you enter '.', the field will be left blank.</text:p>
            <text:p text:style-name="P117">-----</text:p>
            <text:p text:style-name="P117">Country Name (2 letter code) [AU]:<text:span text:style-name="T20">ES</text:span></text:p>
            <text:p text:style-name="P117">State or Province Name (full name) [Some-State]:<text:span text:style-name="T20">IB</text:span></text:p>
            <text:p text:style-name="P117">Locality Name (eg, city) []:<text:span text:style-name="T20">Palma</text:span></text:p>
            <text:p text:style-name="P117"><text:soft-page-break/>Organization Name (eg, company) [Internet Widgits Pty Ltd]:<text:span text:style-name="T20">FundacioBit</text:span></text:p>
            <text:p text:style-name="P117">Organizational Unit Name (eg, section) []:<text:span text:style-name="T20">OTAE</text:span></text:p>
            <text:p text:style-name="P117">Common Name (eg, YOUR name) []:<text:span text:style-name="T20">&lt;&lt;IP_HOSTNAME_O_DOMINI&gt;&gt;</text:span></text:p>
            <text:p text:style-name="P117">Email Address []: <text:span text:style-name="T20">&lt;&lt;ADMIN_EMAIL&gt;&gt;</text:span></text:p>
            <text:p text:style-name="P117">Please enter the following 'extra' attributes</text:p>
            <text:p text:style-name="P117">to be sent with your certificate request</text:p>
            <text:p text:style-name="P117">A challenge password []:</text:p>
            <text:p text:style-name="P117">An optional company name []:</text:p>
            <text:p text:style-name="P115"/>
            <text:p text:style-name="P114">$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4"><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1">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1">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8">&lt;IfModule mod_ssl.c&gt;</text:p>
            <text:p text:style-name="P148"><text:s text:c="2"/>&lt;VirtualHost *:443&gt;</text:p>
            <text:p text:style-name="P148"/>
            <text:p text:style-name="P148"><text:s text:c="3"/>ServerAdmin &lt;&lt;ADMIN_EMAIL&gt;&gt;</text:p>
            <text:p text:style-name="P148"/>
            <text:p text:style-name="P148"><text:s text:c="3"/>CustomLog /var/log/apache2/portafibs_access.log combined</text:p>
            <text:p text:style-name="P148"><text:s text:c="3"/>ErrorLog /var/log/apache2/portafibs_error_log</text:p>
            <text:p text:style-name="P148"/>
            <text:p text:style-name="P148"><text:s text:c="2"/>ServerName <text:span text:style-name="T20">&lt;&lt;IP_HOST&gt;&gt;</text:span>:443</text:p>
            <text:p text:style-name="P148"><text:s text:c="2"/>SSLEngine on</text:p>
            <text:p text:style-name="P148"/>
            <text:p text:style-name="P148"><text:s text:c="2"/>SSLProtocol all -SSLv2</text:p>
            <text:p text:style-name="P148"><text:s text:c="2"/>SSLCipherSuite ALL:!ADH:!EXPORT:!SSLv2:RC4+RSA:+HIGH:+MEDIUM:+LOW</text:p>
            <text:p text:style-name="P148"/>
            <text:p text:style-name="P148"><text:s text:c="2"/>SSLCertificateFile <text:s text:c="3"/><text:span text:style-name="T20">&lt;&lt;PATH_TO_CERT&gt;&gt;</text:span>/apache.crt</text:p>
            <text:p text:style-name="P148"><text:s text:c="2"/>SSLCertificateKeyFile <text:s/><text:span text:style-name="T20">&lt;&lt;PATH_TO_CERT&gt;&gt;</text:span>/apache.key</text:p>
            <text:p text:style-name="P148"/>
            <text:p text:style-name="P148"><text:s text:c="2"/># <text:s/>CLIENT CERT REQUIRED</text:p>
            <text:p text:style-name="P148"><text:s text:c="2"/>&lt;Location /portafib/s &gt;</text:p>
            <text:p text:style-name="P148"><text:s text:c="4"/>SSLVerifyClient optional_no_ca</text:p>
            <text:p text:style-name="P148"><text:s text:c="4"/>SSLOptions +ExportCertData</text:p>
            <text:p text:style-name="P148"><text:s text:c="4"/>SSLVerifyDepth 1</text:p>
            <text:p text:style-name="P148"><text:s text:c="2"/>&lt;/Location&gt;</text:p>
            <text:p text:style-name="P148"/>
            <text:p text:style-name="P148"/>
            <text:p text:style-name="P148"><text:s text:c="3"/>&lt;Proxy *&gt;</text:p>
            <text:p text:style-name="P148"><text:s text:c="5"/>AddDefaultCharset Off</text:p>
            <text:p text:style-name="P148"><text:s text:c="5"/>Order deny,allow</text:p>
            <text:p text:style-name="P148"><text:s text:c="5"/>Allow from all</text:p>
            <text:p text:style-name="P148"><text:s text:c="3"/>&lt;/Proxy&gt;</text:p>
            <text:p text:style-name="P148"/>
            <text:p text:style-name="P148"><text:s text:c="2"/>ProxyPass /portafib ajp://<text:span text:style-name="T20">&lt;&lt;IP_TO_PORTAFIB&gt;&gt;</text:span>:8009/portafib timeout=600 keepalive=on</text:p>
            <text:p text:style-name="P148"><text:s text:c="2"/>ProxyPassReverse /portafib ajp://<text:span text:style-name="T20">&lt;&lt;IP_TO_PORTAFIB&gt;&gt;</text:span>:8009/portafib</text:p>
            <text:p text:style-name="P148"/>
            <text:p text:style-name="P148">&lt;/VirtualHost&gt;</text:p>
            <text:p text:style-name="P148">&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1">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8">&lt;IfModule mod_ssl.c&gt;</text:p>
            <text:p text:style-name="P148"><text:s text:c="4"/><text:span text:style-name="T20">NameVirtualHost *:443</text:span></text:p>
            <text:p text:style-name="P148"><text:s text:c="4"/>Listen 443</text:p>
            <text:p text:style-name="P148">&lt;/IfModule&gt;</text:p>
          </table:table-cell>
        </table:table-row>
      </table:table>
      <text:p text:style-name="Text_20_body"/>
      <text:h text:style-name="Heading_20_4" text:outline-level="4">Redirecció pel port 80</text:h>
      <text:list xml:id="list3409335915180208175" text:style-name="L21">
        <text:list-header>
          <text:p text:style-name="P195"/>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5"><text:s text:c="4"/>ProxyPass /portafib ajp://<text:span text:style-name="T20">&lt;&lt;IP_TO_PORTAFIB&gt;&gt;</text:span>:8009/portafib timeout=600 keepalive=on</text:p>
            <text:p text:style-name="P115"><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1">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6"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36</meta:editing-cycles>
    <meta:editing-duration>P4DT23H35M22S</meta:editing-duration>
    <meta:initial-creator>Antoni Nadal</meta:initial-creator>
    <dc:date>2017-08-01T13:42:54.71</dc:date>
    <dc:creator>Antoni Nadal</dc:creator>
    <meta:document-statistic meta:table-count="92" meta:image-count="21" meta:object-count="0" meta:page-count="48" meta:paragraph-count="1110" meta:word-count="9646" meta:character-count="76965"/>
    <meta:user-defined meta:name="Información 1"/>
    <meta:user-defined meta:name="Información 2"/>
    <meta:user-defined meta:name="Información 3"/>
    <meta:user-defined meta:name="Información 4"/>
  </office:meta>
</office:document-meta>
</file>